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style:font-name="Century Schoolbook L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Liberation Serif" fo:font-size="15pt" fo:font-style="italic" style:text-underline-style="solid" style:text-underline-width="auto" style:text-underline-color="font-color" fo:font-weight="bold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style:font-name="Liberation Serif"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font-name="Liberation Serif" fo:font-size="15pt" fo:font-style="normal" style:text-underline-style="none" fo:font-weight="bold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style:font-name="Liberation Serif"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style:font-name="Liberation Serif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entury Schoolbook 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use-window-font-color="true" style:font-name="Century Schoolbook L" fo:font-style="normal" fo:font-weight="normal" fo:background-color="transparent" style:font-name-asian="Liberation Serif1" style:font-style-asian="normal" style:font-weight-asian="bold" style:font-name-complex="Liberation Serif1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erif" style:font-size-asian="15pt"/>
    </style:style>
    <style:style style:name="T12" style:family="text">
      <style:text-properties style:font-name="Liberation Serif" fo:font-weight="bold" style:font-size-asian="13.1000003814697pt" style:font-weight-asian="bold" style:font-weight-complex="bold"/>
    </style:style>
    <style:style style:name="T13" style:family="text">
      <style:text-properties style:font-name="Liberation Serif" style:font-size-asian="13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</text:p>
      <text:p text:style-name="P3"><text:span text:style-name="T2">Name <text:s text:c="4"/></text:span><text:span text:style-name="T3">:- </text:span><text:span text:style-name="T1">Abrar Mahedavi</text:span></text:p>
      <text:p text:style-name="P3"><text:span text:style-name="T2">Roll No. </text:span><text:span text:style-name="T3">:- </text:span><text:span text:style-name="T1">21035</text:span></text:p>
      <text:p text:style-name="P3"><text:span text:style-name="T4">Title <text:s text:c="5"/></text:span><text:span text:style-name="T5">:- </text:span><text:span text:style-name="T6">W</text:span><text:span text:style-name="T7">rite a program to form a dictionary to store keywords and <text:tab/><text:tab/> <text:s text:c="2"/>its meanings. Provide facility to add,delete and update new <text:tab/><text:tab/> <text:s text:c="2"/>entries. </text:span></text:p>
      <text:p text:style-name="P3">/*</text:p>
      <text:p text:style-name="P1">Program :</text:p>
      <text:p text:style-name="P5"/>
      <text:p text:style-name="P5">#include&lt;iostream&gt; </text:p>
      <text:p text:style-name="P5">#include&lt;string.h&gt; </text:p>
      <text:p text:style-name="P5">using namespace std; </text:p>
      <text:p text:style-name="P5">class Element <text:tab/><text:tab/><text:tab/><text:tab/><text:tab/><text:tab/>//Declaration of Class </text:p>
      <text:p text:style-name="P5">{ </text:p>
      <text:p text:style-name="P5"><text:s text:c="4"/>public: </text:p>
      <text:p text:style-name="P5"><text:s text:c="4"/>char key[10]; </text:p>
      <text:p text:style-name="P5"><text:s text:c="4"/>char meaning[30]; </text:p>
      <text:p text:style-name="P5"><text:s text:c="4"/>void read() </text:p>
      <text:p text:style-name="P5"><text:s text:c="4"/>{ </text:p>
      <text:p text:style-name="P5"><text:s text:c="6"/>cin&gt;&gt;key; </text:p>
      <text:p text:style-name="P5"><text:s text:c="4"/>} </text:p>
      <text:p text:style-name="P5"><text:s text:c="4"/>void readkey() </text:p>
      <text:p text:style-name="P5"><text:s text:c="4"/>{ </text:p>
      <text:p text:style-name="P5"><text:s text:c="6"/>cin&gt;&gt;meaning; </text:p>
      <text:p text:style-name="P5"><text:s text:c="4"/>} </text:p>
      <text:p text:style-name="P5"><text:s text:c="4"/>void display() </text:p>
      <text:p text:style-name="P5"><text:s text:c="4"/>{ </text:p>
      <text:p text:style-name="P5"><text:s text:c="6"/>cout&lt;&lt;"Word:-\t"&lt;&lt;key&lt;&lt;"\n <text:s/>"; </text:p>
      <text:p text:style-name="P5"><text:s text:c="6"/>cout&lt;&lt;"Meaning:-\t"&lt;&lt;meaning&lt;&lt;"\n"; </text:p>
      <text:p text:style-name="P5"><text:s text:c="4"/>} </text:p>
      <text:p text:style-name="P5">};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lass Dictionary <text:tab/><text:tab/><text:tab/><text:tab/><text:tab/><text:tab/>//Declaration of Class </text:p>
      <text:p text:style-name="P5">{ </text:p>
      <text:p text:style-name="P5"><text:s text:c="4"/>int size; </text:p>
      <text:p text:style-name="P5"><text:s text:c="4"/>Element keys[50]; </text:p>
      <text:p text:style-name="P5"/>
      <text:p text:style-name="P5"/>
      <text:p text:style-name="P5">public: </text:p>
      <text:p text:style-name="P5"><text:s text:c="4"/>Dictionary() </text:p>
      <text:p text:style-name="P5"><text:s text:c="4"/>{ </text:p>
      <text:p text:style-name="P5"><text:s text:c="6"/>size=0; </text:p>
      <text:p text:style-name="P5"><text:s text:c="4"/>} </text:p>
      <text:p text:style-name="P5">void create();<text:tab/><text:tab/><text:tab/>//Prototype for create function <text:s text:c="72"/>void delete_element();<text:tab/><text:tab/>//Prototype for delete_element function <text:s text:c="26"/>void insert();<text:tab/><text:tab/><text:tab/>//Prototype for insert function <text:s text:c="15"/></text:p>
      <text:p text:style-name="P5">void modify();<text:tab/><text:tab/><text:tab/>//Prototype for modify function <text:s text:c="47"/>void search();<text:tab/><text:tab/><text:tab/>//Prototype for search function <text:s text:c="44"/>void display_list();<text:tab/><text:tab/>//Prototype for display_list function <text:s text:c="37"/>}; </text:p>
      <text:p text:style-name="P5"/>
      <text:p text:style-name="P5">void Dictionary :: create()<text:tab/>//Function Definition for create <text:s text:c="35"/>{ </text:p>
      <text:p text:style-name="P5"><text:s text:c="4"/>int n; </text:p>
      <text:p text:style-name="P5"><text:s text:c="4"/>cout&lt;&lt;"Enter the number of words:-\t"; </text:p>
      <text:p text:style-name="P5"><text:s text:c="4"/>cin&gt;&gt;n; </text:p>
      <text:p text:style-name="P5"><text:s text:c="4"/>for(int i=0;i&lt;n;i++) </text:p>
      <text:p text:style-name="P5"><text:s text:c="4"/>{ </text:p>
      <text:p text:style-name="P5"><text:s text:c="8"/>cout&lt;&lt;"Enter the word:-\t"; </text:p>
      <text:p text:style-name="P5"><text:s text:c="8"/>keys[i].read(); </text:p>
      <text:p text:style-name="P5"><text:s text:c="8"/>cout&lt;&lt;"Enter the meaning:-\t"; </text:p>
      <text:p text:style-name="P5"><text:s text:c="8"/>keys[i].readkey(); </text:p>
      <text:p text:style-name="P5"><text:s text:c="8"/>cout&lt;&lt;endl; </text:p>
      <text:p text:style-name="P5"><text:s text:c="8"/>++size; </text:p>
      <text:p text:style-name="P5"><text:s text:c="4"/>} </text:p>
      <text:p text:style-name="P5">} </text:p>
      <text:p text:style-name="P5"/>
      <text:p text:style-name="P5"/>
      <text:p text:style-name="P5"/>
      <text:p text:style-name="P5"/>
      <text:p text:style-name="P5"/>
      <text:p text:style-name="P5"><text:soft-page-break/>void Dictionary :: delete_element()<text:tab/><text:tab/>//Function Definition for delete_element <text:s text:c="14"/></text:p>
      <text:p text:style-name="P5">{ </text:p>
      <text:p text:style-name="P5"><text:s text:c="4"/>int n; </text:p>
      <text:p text:style-name="P5"><text:s text:c="4"/>cout&lt;&lt;"Enter the position of the word u wish to delete:-\t"; </text:p>
      <text:p text:style-name="P5"><text:s text:c="4"/>cin&gt;&gt;n; </text:p>
      <text:p text:style-name="P5"><text:s text:c="4"/>if(n&gt;size) </text:p>
      <text:p text:style-name="P5"><text:s text:c="4"/>{ </text:p>
      <text:p text:style-name="P5"><text:s text:c="8"/>cout&lt;&lt;"Invalid number...No word at this position\n"; </text:p>
      <text:p text:style-name="P5"><text:s text:c="4"/>} </text:p>
      <text:p text:style-name="P5"><text:s text:c="4"/>for(int i=n-1;i&lt;size;i++) </text:p>
      <text:p text:style-name="P5">{ </text:p>
      <text:p text:style-name="P5"><text:s text:c="8"/>keys[i]=keys[i+1]; </text:p>
      <text:p text:style-name="P5"><text:s text:c="4"/>} </text:p>
      <text:p text:style-name="P5"><text:s text:c="4"/>--size; </text:p>
      <text:p text:style-name="P5">} </text:p>
      <text:p text:style-name="P5"/>
      <text:p text:style-name="P5">void Dictionary :: insert()//Function Definition for insert <text:s text:c="45"/></text:p>
      <text:p text:style-name="P5">{ </text:p>
      <text:p text:style-name="P5"><text:s text:c="4"/>int n; </text:p>
      <text:p text:style-name="P5"><text:s text:c="4"/>cout&lt;&lt;"Enter the position of the word u wish to insert:-\t"; </text:p>
      <text:p text:style-name="P5"><text:s text:c="4"/>cin&gt;&gt;n; </text:p>
      <text:p text:style-name="P5"><text:s text:c="4"/>if(n&gt;(size+2)) </text:p>
      <text:p text:style-name="P5"><text:s text:c="4"/>{ </text:p>
      <text:p text:style-name="P5"><text:s text:c="7"/>cout&lt;&lt;"Invalid number...Cannot leave empty spaces in the list\n"; </text:p>
      <text:p text:style-name="P5"><text:s text:c="4"/>} </text:p>
      <text:p text:style-name="P5"><text:s text:c="4"/>n--; </text:p>
      <text:p text:style-name="P5"><text:s text:c="4"/>for(int i=size;i&gt;=n;i--) </text:p>
      <text:p text:style-name="P5"><text:s text:c="4"/>{ </text:p>
      <text:p text:style-name="P5"><text:s text:c="8"/>keys[i+1]=keys[i]; </text:p>
      <text:p text:style-name="P5"><text:s text:c="4"/>} </text:p>
      <text:p text:style-name="P5"><text:s text:c="4"/>cout&lt;&lt;"Enter the word:-\t"; </text:p>
      <text:p text:style-name="P5"><text:s text:c="4"/>keys[n].read(); </text:p>
      <text:p text:style-name="P5"><text:s text:c="4"/>cout&lt;&lt;"Enter the meaning:-\t"; </text:p>
      <text:p text:style-name="P5"><text:s text:c="4"/>keys[n].readkey(); </text:p>
      <text:p text:style-name="P5"><text:s text:c="4"/>cout&lt;&lt;endl; </text:p>
      <text:p text:style-name="P5"><text:s text:c="4"/>size++; </text:p>
      <text:p text:style-name="P5">} </text:p>
      <text:p text:style-name="P5"/>
      <text:p text:style-name="P5"/>
      <text:p text:style-name="P5"><text:soft-page-break/>void Dictionary :: display_list()<text:tab/><text:tab/>//Function Definition for display_list <text:s text:c="14"/></text:p>
      <text:p text:style-name="P5">{ </text:p>
      <text:p text:style-name="P5"><text:s text:c="4"/>for(int i=0;i&lt;size;i++) </text:p>
      <text:p text:style-name="P5"><text:s text:c="4"/>{ </text:p>
      <text:p text:style-name="P5"><text:s text:c="7"/>cout&lt;&lt;i+1&lt;&lt;"."; </text:p>
      <text:p text:style-name="P5"><text:s text:c="7"/>keys[i].display(); </text:p>
      <text:p text:style-name="P5"><text:s text:c="7"/>cout&lt;&lt;endl; </text:p>
      <text:p text:style-name="P5"><text:s text:c="4"/>} </text:p>
      <text:p text:style-name="P5">} </text:p>
      <text:p text:style-name="P5"/>
      <text:p text:style-name="P5">void Dictionary :: modify()//Function Definition for modify <text:s text:c="46"/></text:p>
      <text:p text:style-name="P5">{ </text:p>
      <text:p text:style-name="P5"><text:s text:c="4"/>char ch[20]; </text:p>
      <text:p text:style-name="P5"><text:s text:c="4"/>int i=0; </text:p>
      <text:p text:style-name="P5"><text:s text:c="4"/>cout&lt;&lt;"Enter the word you wish to modify:-\t"; </text:p>
      <text:p text:style-name="P5"><text:s text:c="4"/>cin&gt;&gt;ch; </text:p>
      <text:p text:style-name="P5"><text:s text:c="4"/>while(i&lt;size) </text:p>
      <text:p text:style-name="P5"><text:s text:c="4"/>{ </text:p>
      <text:p text:style-name="P5"><text:s text:c="7"/>if(!strcmp(ch,keys[i].key)) </text:p>
      <text:p text:style-name="P5"><text:s text:c="7"/>{ </text:p>
      <text:p text:style-name="P5"><text:tab/> <text:s/>cout&lt;&lt;"Enter the meaning for the word:-\t"; </text:p>
      <text:p text:style-name="P5"><text:tab/> <text:s/>keys[i].readkey(); </text:p>
      <text:p text:style-name="P5"><text:tab/> <text:s/>break; </text:p>
      <text:p text:style-name="P5"><text:s text:c="7"/>} </text:p>
      <text:p text:style-name="P5"><text:s text:c="7"/>i++; </text:p>
      <text:p text:style-name="P5"><text:s text:c="4"/>} </text:p>
      <text:p text:style-name="P5">} </text:p>
      <text:p text:style-name="P5"/>
      <text:p text:style-name="P5">void Dictionary :: search() <text:s text:c="45"/></text:p>
      <text:p text:style-name="P5">{ </text:p>
      <text:p text:style-name="P5">char ch[20]; </text:p>
      <text:p text:style-name="P5">int i=0; </text:p>
      <text:p text:style-name="P5">int flag=0; </text:p>
      <text:p text:style-name="P5">cout&lt;&lt;"Enter the word you wish to search:-\t"; </text:p>
      <text:p text:style-name="P5">cin&gt;&gt;ch; </text:p>
      <text:p text:style-name="P5"/>
      <text:p text:style-name="P5"/>
      <text:p text:style-name="P5"/>
      <text:p text:style-name="P5"/>
      <text:p text:style-name="P5"><text:soft-page-break/>while(i&lt;size) </text:p>
      <text:p text:style-name="P5">{ </text:p>
      <text:p text:style-name="P5"><text:s text:c="3"/>if(!strcmp(ch,keys[i].key)) </text:p>
      <text:p text:style-name="P5"><text:s text:c="3"/>{ </text:p>
      <text:p text:style-name="P5"><text:s text:c="6"/>cout&lt;&lt;"Word found at position:-\t"; </text:p>
      <text:p text:style-name="P5"><text:s text:c="6"/>cout&lt;&lt;i+1&lt;&lt;endl; </text:p>
      <text:p text:style-name="P5"><text:s text:c="6"/>cout&lt;&lt;"Meaning:-\t"&lt;&lt;keys[i].meaning&lt;&lt;endl; </text:p>
      <text:p text:style-name="P5"><text:s text:c="6"/>flag=1; </text:p>
      <text:p text:style-name="P5"><text:s text:c="6"/>break; </text:p>
      <text:p text:style-name="P5"><text:s text:c="3"/>} </text:p>
      <text:p text:style-name="P5"><text:s text:c="3"/>i++; </text:p>
      <text:p text:style-name="P5">} </text:p>
      <text:p text:style-name="P5">if(flag==0) </text:p>
      <text:p text:style-name="P5">{ </text:p>
      <text:p text:style-name="P5"><text:s text:c="4"/>cout&lt;&lt;"Word not fund in the list.\n\n"; </text:p>
      <text:p text:style-name="P5">} </text:p>
      <text:p text:style-name="P5">} </text:p>
      <text:p text:style-name="P9"/>
      <text:p text:style-name="P9">int main()</text:p>
      <text:p text:style-name="P9">{ </text:p>
      <text:p text:style-name="P9"><text:s text:c="4"/>Dictionary d; </text:p>
      <text:p text:style-name="P9"><text:s text:c="4"/>int choice=0; </text:p>
      <text:p text:style-name="P9"><text:s text:c="4"/>int op=0; </text:p>
      <text:p text:style-name="P9"><text:s text:c="4"/>cout&lt;&lt;"******************DICTIONARY*********************\n"; </text:p>
      <text:p text:style-name="P9"><text:s text:c="4"/>do </text:p>
      <text:p text:style-name="P9"><text:s text:c="4"/>{ </text:p>
      <text:p text:style-name="P9"><text:s text:c="6"/>cout&lt;&lt;"\n------------------------------------------------------------------\n\n"; </text:p>
      <text:p text:style-name="P9"><text:s text:c="6"/>cout&lt;&lt;"Enter your choice "&lt;&lt;endl; </text:p>
      <text:p text:style-name="P9"><text:s text:c="6"/>cout&lt;&lt;"1.Create word."&lt;&lt;endl;</text:p>
      <text:p text:style-name="P9"><text:s text:c="6"/>cout&lt;&lt;"2.Delete word."&lt;&lt;endl;</text:p>
      <text:p text:style-name="P9"><text:s text:c="6"/>cout&lt;&lt;"3.Display entire list"&lt;&lt;endl;</text:p>
      <text:p text:style-name="P9"><text:s text:c="6"/>cout&lt;&lt;"4.Insert"&lt;&lt;endl;</text:p>
      <text:p text:style-name="P9"><text:s text:c="6"/>cout&lt;&lt;"5.Modify"&lt;&lt;endl;</text:p>
      <text:p text:style-name="P9"><text:s text:c="6"/>cout&lt;&lt;"6.Search"&lt;&lt;endl;</text:p>
      <text:p text:style-name="P9"><text:s text:c="6"/>cout&lt;&lt;"7.Exit"&lt;&lt;endl;; </text:p>
      <text:p text:style-name="P9"><text:s text:c="6"/>cin&gt;&gt;choice; </text:p>
      <text:p text:style-name="P9"/>
      <text:p text:style-name="P9"/>
      <text:p text:style-name="P9"/>
      <text:p text:style-name="P9"><text:soft-page-break/><text:s text:c="6"/>switch(choice){ </text:p>
      <text:p text:style-name="P9">case 1: <text:s text:c="4"/>d.create(); </text:p>
      <text:p text:style-name="P9"><text:s text:c="12"/>break; </text:p>
      <text:p text:style-name="P9"></text:p>
      <text:p text:style-name="P9">case 2: <text:s text:c="4"/>d.delete_element(); </text:p>
      <text:p text:style-name="P9"><text:s text:c="12"/>break; </text:p>
      <text:p text:style-name="P9"></text:p>
      <text:p text:style-name="P9">case 3: <text:s text:c="4"/>d.display_list(); </text:p>
      <text:p text:style-name="P9"><text:s text:c="12"/>break; </text:p>
      <text:p text:style-name="P9"></text:p>
      <text:p text:style-name="P9">case 4: <text:s text:c="4"/>d.insert(); </text:p>
      <text:p text:style-name="P9"><text:s text:c="12"/>break; </text:p>
      <text:p text:style-name="P9"></text:p>
      <text:p text:style-name="P9">case 5: <text:s text:c="4"/>d.modify(); </text:p>
      <text:p text:style-name="P9"><text:s text:c="12"/>break; </text:p>
      <text:p text:style-name="P9"></text:p>
      <text:p text:style-name="P9">case 6: <text:s text:c="4"/>d.search(); </text:p>
      <text:p text:style-name="P9"><text:s text:c="12"/>break; </text:p>
      <text:p text:style-name="P9"></text:p>
      <text:p text:style-name="P9">case 7: <text:s text:c="3"/>cout&lt;&lt;"<text:span text:style-name="T13">********************THANKYOU*******************\n\n</text:span>";  <text:s text:c="11"/>break; </text:p>
      <text:p text:style-name="P9"></text:p>
      <text:p text:style-name="P9">default: <text:s text:c="3"/>cout&lt;&lt;"Wrong input\n\n"; </text:p>
      <text:p text:style-name="P9">} </text:p>
      <text:p text:style-name="P9">} </text:p>
      <text:p text:style-name="P9">while(choice!=7); </text:p>
      <text:p text:style-name="P9">return 0; </text:p>
      <text:p text:style-name="P9">} 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 :</text:p>
      <text:p text:style-name="P2"/>
      <text:p text:style-name="P5">hayat@ubuntu:~/Downloads$ g++ Dictionary.cpp </text:p>
      <text:p text:style-name="P5">hayat@ubuntu:~/Downloads$ ./a.out </text:p>
      <text:p text:style-name="P5"/>
      <text:p text:style-name="P5"><text:span text:style-name="T11">******************DICTIONARY*********************</text:span>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5">2 </text:p>
      <text:p text:style-name="P5"/>
      <text:p text:style-name="P5">Enter the position of the word u wish to delete:-<text:tab/><text:span text:style-name="T10">1</text:span> </text:p>
      <text:p text:style-name="P6">Invalid number...No word at this position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5"><text:span text:style-name="T10">1</text:span> </text:p>
      <text:p text:style-name="P5"/>
      <text:p text:style-name="P5">Enter the number of words:-<text:tab/>4 </text:p>
      <text:p text:style-name="P5"/>
      <text:p text:style-name="P5"><text:soft-page-break/>Enter the word:-<text:tab/><text:tab/>Computer </text:p>
      <text:p text:style-name="P5">Enter the meaning:-<text:tab/>Device </text:p>
      <text:p text:style-name="P5"/>
      <text:p text:style-name="P5">Enter the word:-<text:tab/><text:tab/>Mobile </text:p>
      <text:p text:style-name="P5">Enter the meaning:-<text:tab/>Cellphone </text:p>
      <text:p text:style-name="P5"/>
      <text:p text:style-name="P5"/>
      <text:p text:style-name="P5">Enter the word:-<text:tab/><text:tab/>Potato </text:p>
      <text:p text:style-name="P5">Enter the meaning:-<text:tab/>Vegetable </text:p>
      <text:p text:style-name="P5"/>
      <text:p text:style-name="P5">Enter the word:-<text:tab/><text:tab/>Apple </text:p>
      <text:p text:style-name="P5">Enter the meaning:-<text:tab/>Fut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6">3</text:p>
      <text:p text:style-name="P5"/>
      <text:p text:style-name="P5">1.Word:-<text:tab/><text:tab/>Computer </text:p>
      <text:p text:style-name="P5"><text:s text:c="2"/>Meaning:-<text:tab/><text:tab/>Device </text:p>
      <text:p text:style-name="P5"/>
      <text:p text:style-name="P5">2.Word:-<text:tab/><text:tab/>Mobile </text:p>
      <text:p text:style-name="P5"><text:s text:c="2"/>Meaning:-<text:tab/><text:tab/>Cellphone </text:p>
      <text:p text:style-name="P5"/>
      <text:p text:style-name="P5">3.Word:-<text:tab/><text:tab/>Potato </text:p>
      <text:p text:style-name="P5"><text:s text:c="2"/>Meaning:-<text:tab/><text:tab/>Vegetable </text:p>
      <text:p text:style-name="P5"/>
      <text:p text:style-name="P5">4.Word:-<text:tab/><text:tab/>Apple </text:p>
      <text:p text:style-name="P5"><text:s text:c="2"/>Meaning:-<text:tab/><text:tab/>Fut </text:p>
      <text:p text:style-name="P5"/>
      <text:p text:style-name="P5">------------------------------------------------------------------ </text:p>
      <text:p text:style-name="P5"><text:soft-page-break/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5"><text:span text:style-name="T10">4</text:span> </text:p>
      <text:p text:style-name="P5"/>
      <text:p text:style-name="P5">Enter the position of the word u wish to insert:-<text:tab/><text:span text:style-name="T10">2 </text:span></text:p>
      <text:p text:style-name="P5"/>
      <text:p text:style-name="P5">Enter the word:-<text:tab/><text:tab/>Cat </text:p>
      <text:p text:style-name="P5">Enter the meaning:-<text:tab/>Animal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6">3 </text:p>
      <text:p text:style-name="P5"/>
      <text:p text:style-name="P5">1.Word:-<text:tab/><text:tab/>Computer </text:p>
      <text:p text:style-name="P5"><text:s text:c="2"/>Meaning:-<text:tab/><text:tab/>Device </text:p>
      <text:p text:style-name="P5"/>
      <text:p text:style-name="P5">2.Word:-<text:tab/><text:tab/>Cat </text:p>
      <text:p text:style-name="P5"><text:s text:c="2"/>Meaning:-<text:tab/><text:tab/>Animal </text:p>
      <text:p text:style-name="P5"/>
      <text:p text:style-name="P5">3.Word:-<text:tab/><text:tab/>Mobile </text:p>
      <text:p text:style-name="P5"><text:s text:c="2"/>Meaning:-<text:tab/><text:tab/>Cellphone </text:p>
      <text:p text:style-name="P5"/>
      <text:p text:style-name="P5"/>
      <text:p text:style-name="P5"><text:soft-page-break/>4.Word:-<text:tab/><text:tab/>Potato </text:p>
      <text:p text:style-name="P5"><text:s text:c="2"/>Meaning:-<text:tab/><text:tab/>Vegetable </text:p>
      <text:p text:style-name="P5"/>
      <text:p text:style-name="P5">5.Word:-<text:tab/><text:tab/>Apple </text:p>
      <text:p text:style-name="P5"><text:s text:c="2"/>Meaning:-<text:tab/><text:tab/>Fut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5"><text:span text:style-name="T10">5</text:span> </text:p>
      <text:p text:style-name="P5"/>
      <text:p text:style-name="P5">Enter the word you wish to modify:-<text:tab/><text:span text:style-name="T10">Apple </text:span></text:p>
      <text:p text:style-name="P5">Enter the meaning for the word:-<text:tab/><text:tab/><text:span text:style-name="T10">Fruit</text:span>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6">3 </text:p>
      <text:p text:style-name="P5"/>
      <text:p text:style-name="P5">1.Word:-<text:tab/><text:tab/>Computer </text:p>
      <text:p text:style-name="P5"><text:s text:c="2"/>Meaning:-<text:tab/><text:tab/>Device </text:p>
      <text:p text:style-name="P5"/>
      <text:p text:style-name="P5"/>
      <text:p text:style-name="P5"><text:soft-page-break/>2.Word:-<text:tab/><text:tab/>Cat </text:p>
      <text:p text:style-name="P5"><text:s text:c="2"/>Meaning:-<text:tab/><text:tab/>Animal </text:p>
      <text:p text:style-name="P5"/>
      <text:p text:style-name="P5">3.Word:-<text:tab/><text:tab/>Mobile </text:p>
      <text:p text:style-name="P5"><text:s text:c="2"/>Meaning:-<text:tab/><text:tab/>Cellphone </text:p>
      <text:p text:style-name="P5"/>
      <text:p text:style-name="P5">4.Word:-<text:tab/><text:tab/>Potato </text:p>
      <text:p text:style-name="P5"><text:s text:c="2"/>Meaning:-<text:tab/><text:tab/>Vegetable </text:p>
      <text:p text:style-name="P5"/>
      <text:p text:style-name="P5">5.Word:-<text:tab/><text:tab/>Apple </text:p>
      <text:p text:style-name="P5"><text:s text:c="2"/>Meaning:-<text:tab/><text:tab/>Fruit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6">2 </text:p>
      <text:p text:style-name="P5"/>
      <text:p text:style-name="P5">Enter the position of the word u wish to delete:-<text:tab/><text:span text:style-name="T10">3 </text:span>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6">3 </text:p>
      <text:p text:style-name="P5"><text:soft-page-break/>1.Word:-<text:tab/><text:tab/>Computer </text:p>
      <text:p text:style-name="P5"><text:s text:c="2"/>Meaning:-<text:tab/><text:tab/>Device </text:p>
      <text:p text:style-name="P5"/>
      <text:p text:style-name="P5">2.Word:-<text:tab/><text:tab/>Cat </text:p>
      <text:p text:style-name="P5"><text:s text:c="2"/>Meaning:-<text:tab/><text:tab/>Animal </text:p>
      <text:p text:style-name="P5"/>
      <text:p text:style-name="P5">3.Word:-<text:tab/><text:tab/>Potato </text:p>
      <text:p text:style-name="P5"><text:s text:c="2"/>Meaning:-<text:tab/><text:tab/>Vegetable </text:p>
      <text:p text:style-name="P5"/>
      <text:p text:style-name="P5">4.Word:-<text:tab/><text:tab/>Apple </text:p>
      <text:p text:style-name="P5"><text:s text:c="2"/>Meaning:-<text:tab/><text:tab/>Fruit </text:p>
      <text:p text:style-name="P5"/>
      <text:p text:style-name="P5">------------------------------------------------------------------ </text:p>
      <text:p text:style-name="P5"><text:s/></text:p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6">6 </text:p>
      <text:p text:style-name="P5"/>
      <text:p text:style-name="P5">Enter the word you wish to search:-<text:tab/><text:span text:style-name="T10">Potato</text:span> </text:p>
      <text:p text:style-name="P5">Word found at position:-<text:tab/><text:tab/><text:tab/><text:span text:style-name="T10">3 </text:span></text:p>
      <text:p text:style-name="P5">Meaning:-<text:tab/><text:tab/><text:tab/><text:tab/><text:tab/><text:tab/><text:span text:style-name="T10">Vegetable</text:span>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><text:soft-page-break/></text:p>
      <text:p text:style-name="P6">6 </text:p>
      <text:p text:style-name="P6"/>
      <text:p text:style-name="P5">Enter the word you wish to search:-<text:tab/><text:span text:style-name="T10">Mobile</text:span> </text:p>
      <text:p text:style-name="P5"><text:span text:style-name="T10">Word not fund in the list.</text:span> </text:p>
      <text:p text:style-name="P5"/>
      <text:p text:style-name="P5">------------------------------------------------------------------ </text:p>
      <text:p text:style-name="P5"/>
      <text:p text:style-name="P5">Enter your choice </text:p>
      <text:p text:style-name="P5">1.Create word. </text:p>
      <text:p text:style-name="P5">2.Delete word. </text:p>
      <text:p text:style-name="P5">3.Display entire list </text:p>
      <text:p text:style-name="P5">4.Insert </text:p>
      <text:p text:style-name="P5">5.Modify </text:p>
      <text:p text:style-name="P5">6.Search </text:p>
      <text:p text:style-name="P5">7.Exit </text:p>
      <text:p text:style-name="P5"/>
      <text:p text:style-name="P5"><text:span text:style-name="T10">7</text:span> </text:p>
      <text:p text:style-name="P5"/>
      <text:p text:style-name="P4"><text:span text:style-name="T9">********************THANKYOU*******************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/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at </meta:initial-creator>
    <meta:creation-date>2014-09-17T23:16:15</meta:creation-date>
    <dc:date>2014-09-18T00:39:25</dc:date>
    <dc:creator>hayat </dc:creator>
    <meta:editing-duration>PT1H17M41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3" meta:paragraph-count="368" meta:word-count="810" meta:character-count="8205" meta:non-whitespace-character-count="6148"/>
  </office:meta>
</office:document-meta>
</file>